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1d9b" officeooo:paragraph-rsid="001c1d9b"/>
    </style:style>
    <style:style style:name="P2" style:family="paragraph" style:parent-style-name="Standard">
      <style:text-properties fo:color="#000000" officeooo:rsid="001dc0db" officeooo:paragraph-rsid="001dc0db"/>
    </style:style>
    <style:style style:name="P3" style:family="paragraph" style:parent-style-name="Standard">
      <style:text-properties fo:color="#000000" fo:font-size="14pt" officeooo:rsid="001c417d" officeooo:paragraph-rsid="001c417d" style:font-size-asian="14pt" style:font-size-complex="14pt"/>
    </style:style>
    <style:style style:name="P4" style:family="paragraph" style:parent-style-name="Standard">
      <style:text-properties fo:color="#000000" fo:font-size="14pt" officeooo:rsid="001dc0db" officeooo:paragraph-rsid="001dc0db" style:font-size-asian="14pt" style:font-size-complex="14pt"/>
    </style:style>
    <style:style style:name="P5" style:family="paragraph" style:parent-style-name="Standard">
      <style:text-properties fo:font-size="28pt" officeooo:rsid="001c1d9b" officeooo:paragraph-rsid="001c1d9b" style:font-size-asian="28pt" style:font-size-complex="28pt"/>
    </style:style>
    <style:style style:name="P6" style:family="paragraph" style:parent-style-name="Standard">
      <style:text-properties fo:font-size="14pt" officeooo:rsid="001c1d9b" officeooo:paragraph-rsid="001c1d9b" style:font-size-asian="14pt" style:font-size-complex="14pt"/>
    </style:style>
    <style:style style:name="T1" style:family="text">
      <style:text-properties officeooo:rsid="001c417d"/>
    </style:style>
    <style:style style:name="T2" style:family="text">
      <style:text-properties style:text-underline-style="none"/>
    </style:style>
    <style:style style:name="T3" style:family="text">
      <style:text-properties style:text-underline-style="none" fo:background-color="transparent" loext:char-shading-value="0"/>
    </style:style>
    <style:style style:name="T4" style:family="text">
      <style:text-properties style:text-underline-style="none" officeooo:rsid="001dc0db" fo:background-color="transparent" loext:char-shading-value="0"/>
    </style:style>
    <style:style style:name="T5" style:family="text">
      <style:text-properties fo:color="#cc0000" style:text-underline-style="none" officeooo:rsid="001c417d"/>
    </style:style>
    <style:style style:name="T6" style:family="text">
      <style:text-properties fo:color="#cc0000" style:text-underline-style="none" fo:background-color="transparent" loext:char-shading-value="0"/>
    </style:style>
    <style:style style:name="T7" style:family="text">
      <style:text-properties fo:color="#cc0000" officeooo:rsid="001c417d"/>
    </style:style>
    <style:style style:name="T8" style:family="text">
      <style:text-properties fo:color="#cc0000" officeooo:rsid="001dc0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nosis Documentation</text:p>
      <text:p text:style-name="P1"/>
      <text:p text:style-name="P6">The following components would be needed :</text:p>
      <text:p text:style-name="P6">1. Local Network</text:p>
      <text:p text:style-name="P6">2. Client Computer<text:span text:style-name="T1">(s)</text:span></text:p>
      <text:p text:style-name="P6">3. Blue Fox</text:p>
      <text:p text:style-name="P6">4. Rapsberry Pi</text:p>
      <text:p text:style-name="P6">5. SD Card(at least 8GB)</text:p>
      <text:p text:style-name="P6"/>
      <text:p text:style-name="P6">Below is a detailed explanation of what these components are :</text:p>
      <text:p text:style-name="P6"/>
      <text:p text:style-name="P6">-Local Network : This is a small network set up where all Blue Fox and the client computer will be running on.</text:p>
      <text:p text:style-name="P6"/>
      <text:p text:style-name="P6">-Client Computer : This is a computer where the sd card is being set up .i.e the installation of the rapsbian Operating System on to it.</text:p>
      <text:p text:style-name="P6"/>
      <text:p text:style-name="P6">-Blue Fox : This is a computer which serves as a server or a repository where the client computer connects to in order to fetch files needed for installation. It is connected to switch with an Ethernet cable.</text:p>
      <text:p text:style-name="P6"/>
      <text:p text:style-name="P6">-SD Card : The SD Card serves as a hard drive for the Rapsberry Pi and preferrably, it should be 8GB or more.</text:p>
      <text:p text:style-name="P6"/>
      <text:p text:style-name="P6">Setup Guide</text:p>
      <text:p text:style-name="P6"/>
      <text:p text:style-name="P6">Before starting the setup, <text:span text:style-name="T1">please ensure that all components are fully functional and Blue Fox and the Client Computer are connected to the same Local Network. This part of the setup would be done on the client computer.</text:span></text:p>
      <text:p text:style-name="P6"/>
      <text:p text:style-name="P6">- <text:span text:style-name="T1">Make sure all script files provided are copied to the home directory.</text:span></text:p>
      <text:p text:style-name="P6"/>
      <text:p text:style-name="P6">- <text:span text:style-name="T1">Launch Terminal from your launcher or simply type CTRL + ALT + T on <text:s/>your keyboard.</text:span></text:p>
      <text:p text:style-name="P6"/>
      <text:p text:style-name="P6">- <text:span text:style-name="T1">Log in as root user by typing the command below followed by your password. </text:span></text:p>
      <text:p text:style-name="P6"><text:tab/><text:span text:style-name="T8">s</text:span><text:span text:style-name="T5">u</text:span></text:p>
      <text:p text:style-name="P6"><text:span text:style-name="T5"/></text:p>
      <text:p text:style-name="P3"><text:span text:style-name="T2">- Make the shell script sd_card.sh executable with the command :</text:span></text:p>
      <text:p text:style-name="P3"><text:span text:style-name="T2"><text:tab/></text:span><text:span text:style-name="T6">chmod +x sd_card.sh</text:span></text:p>
      <text:p text:style-name="P3"><text:span text:style-name="T6"/></text:p>
      <text:p text:style-name="P3"><text:soft-page-break/><text:span text:style-name="T3">- Now, run the script sd_card.sh using the command :</text:span></text:p>
      <text:p text:style-name="P3"><text:span text:style-name="T3"><text:tab/></text:span><text:span text:style-name="T6">./sd_card.sh</text:span></text:p>
      <text:p text:style-name="P3"><text:span text:style-name="T6"/></text:p>
      <text:p text:style-name="P3"><text:span text:style-name="T3">when running sd_card.sh, user would need to provide some inputs </text:span><text:span text:style-name="T4">as follows:</text:span></text:p>
      <text:p text:style-name="P3"/>
      <text:p text:style-name="P4"><text:span text:style-name="T3"><text:tab/>#Screenshot</text:span></text:p>
      <text:p text:style-name="P4"><text:span text:style-name="T3">-Enter name of sd card including partition as in the above screenshot(e.g. /dev/sdb1)</text:span></text:p>
      <text:p text:style-name="P4"><text:span text:style-name="T3"><text:tab/></text:span></text:p>
      <text:p text:style-name="P4"><text:span text:style-name="T3"><text:tab/>#Screenshot</text:span></text:p>
      <text:p text:style-name="P4"><text:span text:style-name="T3">- Blue Fox's username, ip address or hostname followed by password where installation files are</text:span></text:p>
      <text:p text:style-name="P4"><text:span text:style-name="T3"><text:tab/></text:span></text:p>
      <text:p text:style-name="P4"><text:span text:style-name="T3"><text:tab/>#Screenshot</text:span></text:p>
      <text:p text:style-name="P4"><text:span text:style-name="T3">- The name of sd card only excluding partition.(e.g. /dev/sdb)</text:span></text:p>
      <text:p text:style-name="P4"><text:span text:style-name="T3"><text:tab/></text:span></text:p>
      <text:p text:style-name="P4"><text:tab/>#sscreenshot</text:p>
      <text:p text:style-name="P4"><text:span text:style-name="T3">-The script should now start copying the image onto the sd card.</text:span></text:p>
      <text:p text:style-name="P4"/>
      <text:p text:style-name="P4"><text:span text:style-name="T3"><text:tab/>#screenshot</text:span></text:p>
      <text:p text:style-name="P4"><text:span text:style-name="T3">-When you get the “Installation complete!” message, you can now remove the SD Card from the computer, insert it into the rapsberry pi and power it up.</text:span></text:p>
      <text:p text:style-name="P2"><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2T06:43:52.428275478</meta:creation-date>
    <dc:date>2015-08-02T07:34:52.299300028</dc:date>
    <meta:editing-duration>PT15M9S</meta:editing-duration>
    <meta:editing-cycles>1</meta:editing-cycles>
    <meta:document-statistic meta:table-count="0" meta:image-count="0" meta:object-count="0" meta:page-count="2" meta:paragraph-count="36" meta:word-count="351" meta:character-count="1985" meta:non-whitespace-character-count="1654"/>
    <meta:generator>LibreOffice/4.2.8.2$Linux_X86_64 LibreOffice_project/420m0$Build-2</meta:generator>
  </office:meta>
</office:document-meta>
</file>